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6290000383A56EC0A91.svm" manifest:media-type=""/>
  <manifest:file-entry manifest:full-path="Pictures/2000000900004A3600000B947C9DEAB8.svm" manifest:media-type=""/>
  <manifest:file-entry manifest:full-path="Pictures/2000000900003644000038BF558DA27F.svm" manifest:media-type=""/>
  <manifest:file-entry manifest:full-path="Pictures/20000009000019BD00000335EC3D69C9.svm" manifest:media-type=""/>
  <manifest:file-entry manifest:full-path="Pictures/200000090000221C000025EF4C42A531.svm" manifest:media-type=""/>
  <manifest:file-entry manifest:full-path="Pictures/20000009000036290000390E525234D1.svm" manifest:media-type=""/>
  <manifest:file-entry manifest:full-path="Pictures/200000090000360F000038A45059F145.svm" manifest:media-type=""/>
  <manifest:file-entry manifest:full-path="Pictures/2000000900007F8B000010BF55E96A12.svm" manifest:media-type=""/>
  <manifest:file-entry manifest:full-path="Pictures/2000000900003679000038BF19C62130.svm" manifest:media-type=""/>
  <manifest:file-entry manifest:full-path="Pictures/2000000900003E88000044D60091DE56.svm" manifest:media-type=""/>
  <manifest:file-entry manifest:full-path="Pictures/2000000900002A2C000025BA4DFF42B5.svm" manifest:media-type=""/>
  <manifest:file-entry manifest:full-path="Pictures/2000000900003D3000002251C4B24DFD.svm" manifest:media-type=""/>
  <manifest:file-entry manifest:full-path="Pictures/2000000900003644000038A47517BC33.svm" manifest:media-type=""/>
  <manifest:file-entry manifest:full-path="Pictures/2000000900002501000030E416C72FC8.svm" manifest:media-type=""/>
  <manifest:file-entry manifest:full-path="Pictures/20000009000019F2000002E6817DBBA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arial, freesans, clean,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tyle="normal" officeooo:rsid="00083ab1" officeooo:paragraph-rsid="00083ab1" style:font-style-asian="normal" style:font-style-complex="normal"/>
    </style:style>
    <style:style style:name="P3" style:family="paragraph" style:parent-style-name="Text_20_body">
      <style:paragraph-properties fo:text-align="justify" style:justify-single-word="false"/>
      <style:text-properties fo:language="es" fo:country="ES" fo:font-style="normal" officeooo:rsid="00083ab1" officeooo:paragraph-rsid="00083ab1" style:font-style-asian="normal" style:font-style-complex="normal"/>
    </style:style>
    <style:style style:name="P4" style:family="paragraph" style:parent-style-name="Text_20_body">
      <style:paragraph-properties fo:text-align="justify" style:justify-single-word="false"/>
      <style:text-properties fo:language="es" fo:country="ES" fo:font-style="italic" officeooo:rsid="00083ab1" officeooo:paragraph-rsid="00083ab1" style:font-style-asian="italic" style:font-style-complex="italic"/>
    </style:style>
    <style:style style:name="P5" style:family="paragraph" style:parent-style-name="Title">
      <style:text-properties fo:language="es" fo:country="ES"/>
    </style:style>
    <style:style style:name="P6" style:family="paragraph" style:parent-style-name="Heading_20_1">
      <style:text-properties fo:language="es" fo:country="ES"/>
    </style:style>
    <style:style style:name="P7" style:family="paragraph" style:parent-style-name="Heading_20_1">
      <style:text-properties fo:language="es" fo:country="ES" fo:font-style="italic" style:font-style-asian="italic" style:font-style-complex="italic"/>
    </style:style>
    <style:style style:name="P8" style:family="paragraph" style:parent-style-name="Text_20_body" style:list-style-name="L1">
      <style:text-properties fo:language="es" fo:country="ES"/>
    </style:style>
    <style:style style:name="P9" style:family="paragraph" style:parent-style-name="Text_20_body" style:list-style-name="L1">
      <style:text-properties fo:language="es" fo:country="ES" officeooo:rsid="0006e7c7" officeooo:paragraph-rsid="0006e7c7"/>
    </style:style>
    <style:style style:name="P10" style:family="paragraph" style:parent-style-name="Text_20_body" style:list-style-name="L1">
      <style:text-properties fo:language="es" fo:country="ES" fo:font-style="normal" style:font-style-asian="normal" style:font-style-complex="normal"/>
    </style:style>
    <style:style style:name="P11" style:family="paragraph" style:parent-style-name="Text_20_body" style:list-style-name="L1">
      <style:paragraph-properties fo:text-align="justify" style:justify-single-word="false"/>
      <style:text-properties fo:language="es" fo:country="ES" fo:font-style="normal" officeooo:rsid="0006e7c7" officeooo:paragraph-rsid="0006e7c7" style:font-style-asian="normal" style:font-style-complex="normal"/>
    </style:style>
    <style:style style:name="P12" style:family="paragraph" style:parent-style-name="Text_20_body" style:list-style-name="L1">
      <style:paragraph-properties fo:text-align="justify" style:justify-single-word="false"/>
      <style:text-properties fo:language="es" fo:country="ES" fo:font-style="normal" officeooo:rsid="000749ef" officeooo:paragraph-rsid="000749ef" style:font-style-asian="normal" style:font-style-complex="normal"/>
    </style:style>
    <style:style style:name="P13" style:family="paragraph" style:parent-style-name="Text_20_body">
      <style:paragraph-properties fo:text-align="justify" style:justify-single-word="false"/>
      <style:text-properties fo:language="es" fo:country="ES" fo:font-style="italic" officeooo:rsid="00083ab1" officeooo:paragraph-rsid="00083ab1" style:font-style-asian="italic" style:font-style-complex="italic"/>
    </style:style>
    <style:style style:name="P14" style:family="paragraph" style:parent-style-name="Text_20_body" style:list-style-name="L1">
      <style:paragraph-properties fo:text-align="justify" style:justify-single-word="false"/>
      <style:text-properties officeooo:paragraph-rsid="000749ef"/>
    </style:style>
    <style:style style:name="P15" style:family="paragraph" style:parent-style-name="Text_20_body" style:list-style-name="L1">
      <style:paragraph-properties fo:text-align="justify" style:justify-single-word="false"/>
      <style:text-properties officeooo:rsid="000749ef" officeooo:paragraph-rsid="000749ef"/>
    </style:style>
    <style:style style:name="P16" style:family="paragraph" style:parent-style-name="Text_20_body" style:list-style-name="L1">
      <style:paragraph-properties fo:text-align="justify" style:justify-single-word="false"/>
      <style:text-properties fo:font-style="normal" officeooo:rsid="00083ab1" officeooo:paragraph-rsid="00083ab1" style:font-style-asian="normal" style:font-style-complex="normal"/>
    </style:style>
    <style:style style:name="P17" style:family="paragraph" style:parent-style-name="Text_20_body">
      <style:text-properties fo:font-style="normal" officeooo:rsid="0010d6ba" officeooo:paragraph-rsid="0010d6ba" style:font-style-asian="normal" style:font-style-complex="normal"/>
    </style:style>
    <style:style style:name="P18" style:family="paragraph" style:parent-style-name="Text_20_body" style:list-style-name="L2">
      <style:paragraph-properties fo:margin-left="2cm" fo:margin-right="0cm" fo:text-indent="-0.635cm" style:auto-text-indent="false"/>
    </style:style>
    <style:style style:name="P19" style:family="paragraph" style:parent-style-name="Text_20_body" style:list-style-name="L3">
      <style:paragraph-properties fo:margin-left="2cm" fo:margin-right="0cm" fo:text-indent="-0.635cm" style:auto-text-indent="false"/>
      <style:text-properties fo:language="es" fo:country="ES"/>
    </style:style>
    <style:style style:name="P20" style:family="paragraph" style:parent-style-name="Text_20_body" style:list-style-name="L3">
      <style:paragraph-properties fo:margin-left="2cm" fo:margin-right="0cm" fo:text-indent="-0.635cm" style:auto-text-indent="false"/>
      <style:text-properties fo:language="es" fo:country="ES" fo:font-style="normal" style:font-style-asian="normal" style:font-style-complex="normal"/>
    </style:style>
    <style:style style:name="P21" style:family="paragraph" style:parent-style-name="Text_20_body" style:list-style-name="L4">
      <style:paragraph-properties fo:margin-left="2cm" fo:margin-right="0cm" fo:text-align="justify" style:justify-single-word="false" fo:text-indent="-0.635cm" style:auto-text-indent="false"/>
      <style:text-properties fo:language="es" fo:country="ES" fo:font-style="normal" officeooo:rsid="000749ef" officeooo:paragraph-rsid="000749ef" style:font-style-asian="normal" style:font-style-complex="normal"/>
    </style:style>
    <style:style style:name="P22" style:family="paragraph" style:parent-style-name="Text_20_body" style:list-style-name="L5">
      <style:paragraph-properties fo:margin-left="2cm" fo:margin-right="0cm" fo:text-align="justify" style:justify-single-word="false" fo:text-indent="-0.635cm" style:auto-text-indent="false"/>
      <style:text-properties fo:language="es" fo:country="ES" fo:font-style="normal" officeooo:rsid="00083ab1" officeooo:paragraph-rsid="00083ab1" style:font-style-asian="normal" style:font-style-complex="normal"/>
    </style:style>
    <style:style style:name="P23" style:family="paragraph" style:parent-style-name="Text_20_body" style:list-style-name="L3">
      <style:paragraph-properties fo:margin-left="2cm" fo:margin-right="0cm" fo:text-indent="-0.635cm" style:auto-text-indent="false"/>
    </style:style>
    <style:style style:name="P24" style:family="paragraph" style:parent-style-name="Text_20_body" style:list-style-name="L5">
      <style:paragraph-properties fo:margin-left="2cm" fo:margin-right="0cm" fo:text-align="justify" style:justify-single-word="false" fo:text-indent="-0.635cm" style:auto-text-indent="false"/>
      <style:text-properties fo:font-style="normal" officeooo:rsid="00083ab1" officeooo:paragraph-rsid="00083ab1" style:font-style-asian="normal" style:font-style-complex="normal"/>
    </style:style>
    <style:style style:name="P25" style:family="paragraph" style:parent-style-name="Text_20_body" style:list-style-name="L1"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es" fo:country="ES" fo:font-style="normal" officeooo:rsid="00083ab1" officeooo:paragraph-rsid="00083ab1" style:font-style-asian="normal" style:font-style-complex="normal"/>
    </style:style>
    <style:style style:name="P26" style:family="paragraph" style:parent-style-name="Text_20_body" style:list-style-name="L5">
      <style:paragraph-properties fo:margin-left="0cm" fo:margin-right="0cm" fo:text-align="justify" style:justify-single-word="false" fo:text-indent="0cm" style:auto-text-indent="false"/>
      <style:text-properties fo:font-style="normal" officeooo:rsid="00083ab1" officeooo:paragraph-rsid="00083ab1"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6e7c7" style:font-style-asian="normal" style:font-style-complex="normal"/>
    </style:style>
    <style:style style:name="T4" style:family="text">
      <style:text-properties fo:font-style="normal" officeooo:rsid="000afa5f" style:font-style-asian="normal" style:font-style-complex="normal"/>
    </style:style>
    <style:style style:name="T5" style:family="text">
      <style:text-properties fo:font-style="normal" officeooo:rsid="000caa84" style:font-style-asian="normal" style:font-style-complex="normal"/>
    </style:style>
    <style:style style:name="T6" style:family="text">
      <style:text-properties officeooo:rsid="0006e7c7"/>
    </style:style>
    <style:style style:name="T7" style:family="text">
      <style:text-properties fo:language="es" fo:country="ES"/>
    </style:style>
    <style:style style:name="T8" style:family="text">
      <style:text-properties fo:language="es" fo:country="ES" fo:font-style="normal" style:font-style-asian="normal" style:font-style-complex="normal"/>
    </style:style>
    <style:style style:name="T9" style:family="text">
      <style:text-properties fo:language="es" fo:country="ES" fo:font-style="normal" officeooo:rsid="000749ef" style:font-style-asian="normal" style:font-style-complex="normal"/>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0749ef" style:font-style-asian="italic" style:font-style-complex="italic"/>
    </style:style>
    <style:style style:name="T12" style:family="text">
      <style:text-properties fo:language="es" fo:country="ES" fo:font-style="italic" officeooo:rsid="00083ab1" style:font-style-asian="italic" style:font-style-complex="italic"/>
    </style:style>
    <style:style style:name="T13" style:family="text">
      <style:text-properties fo:language="es" fo:country="ES" officeooo:rsid="00083ab1"/>
    </style:style>
    <style:style style:name="T14" style:family="text">
      <style:text-properties fo:font-variant="normal" fo:text-transform="none" fo:color="#999999" style:font-name="Helvetica" fo:font-size="8.25pt" fo:letter-spacing="normal" fo:language="es" fo:country="ES" fo:font-style="normal" fo:font-weight="normal" officeooo:rsid="000749ef"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sos para crear un repositorio Git e importar un proyecto de Eclipse</text:p>
      <text:h text:style-name="P6" text:outline-level="1">Creación y configuración de una cuenta de GitHub</text:h>
      <text:list xml:id="list8931591092284290145" text:style-name="L1">
        <text:list-item>
          <text:p text:style-name="P8">Crear una cuenta en GitHub:</text:p>
        </text:list-item>
      </text:list>
      <text:list xml:id="list5741184927882405200" text:style-name="L2">
        <text:list-item>
          <text:p text:style-name="P18"><text:a xlink:type="simple" xlink:href="https://github.com/">https://github.com/</text:a><text:span text:style-name="T7"> </text:span></text:p>
        </text:list-item>
      </text:list>
      <text:list xml:id="list132500039163428" text:continue-list="list8931591092284290145" text:style-name="L1">
        <text:list-item>
          <text:p text:style-name="P9">A continuación buscaremos el repositorio del cual queremos hacer un “<text:span text:style-name="T1">fork</text:span>”, esto se consigue escribiendo el nombre del proyecto, en nuestro caso “PFCweb” en la barra de búsqueda que aparece en la parte superior de la pantalla:</text:p>
        </text:list-item>
        <text:list-item>
          <text:p text:style-name="P9"><draw:frame draw:style-name="fr1" draw:name="gráficos1" text:anchor-type="paragraph" svg:width="16.364cm" svg:height="2.551cm" draw:z-index="0"><draw:image xlink:href="Pictures/2000000900004A3600000B947C9DEAB8.svm" xlink:type="simple" xlink:show="embed" xlink:actuate="onLoad"/></draw:frame>Una vez localizado tendremos que realizar el “<text:span text:style-name="T1">fork”</text:span><text:span text:style-name="T2">, esto se consigue pulsando en el botón que aparece en la parte superior derecha de la pantalla:</text:span></text:p>
        </text:list-item>
        <text:list-item>
          <text:p text:style-name="P9"><draw:frame draw:style-name="fr2" draw:name="gráficos2" text:anchor-type="paragraph" svg:width="16.999cm" svg:height="2.231cm" draw:z-index="1"><draw:image xlink:href="Pictures/2000000900007F8B000010BF55E96A12.svm" xlink:type="simple" xlink:show="embed" xlink:actuate="onLoad"/></draw:frame><text:span text:style-name="T2">Una vez realizado el “</text:span><text:span text:style-name="T1">fork</text:span><text:span text:style-name="T2">” ya tendremos una copia del proyecto en nuestro repositorio de nuestra cuenta GitHub.</text:span></text:p>
        </text:list-item>
      </text:list>
      <text:h text:style-name="P6" text:outline-level="1"><text:span text:style-name="T2">Importa</text:span><text:span text:style-name="T4">ndo </text:span><text:span text:style-name="T5">el </text:span><text:span text:style-name="T2">repositorio a Eclipse</text:span></text:h>
      <text:list xml:id="list132500118133839" text:continue-numbering="true" text:style-name="L1">
        <text:list-item>
          <text:p text:style-name="P8">Descargar la ú<text:span text:style-name="T6">lti</text:span>ma versión de eclipse <text:span text:style-name="T1">(Kepler 4.3.1) </text:span><text:span text:style-name="T2">para desarrolladores web (</text:span><text:span text:style-name="T1">Eclipse IDE for Java EE Developers</text:span><text:span text:style-name="T2">) a través de la direcci</text:span><text:span text:style-name="T3">o</text:span><text:span text:style-name="T2">nes:</text:span></text:p>
        </text:list-item>
      </text:list>
      <text:list xml:id="list3569399885427902174" text:style-name="L3">
        <text:list-item>
          <text:p text:style-name="P19">Windows 32 bits: </text:p>
          <text:p text:style-name="P23"><text:a xlink:type="simple" xlink:href="http://www.eclipse.org/downloads/download.php?file=/technology/epp/downloads/release/kepler/SR1/eclipse-jee-kepler-SR1-win32.zip">http://www.eclipse.org/downloads/download.php?file=/technology/epp/downloads/release/kepler/SR1/eclipse-jee-kepler-SR1-win32.zip</text:a><text:span text:style-name="T8"> </text:span></text:p>
        </text:list-item>
        <text:list-item>
          <text:p text:style-name="P20">Linux 32 bits: </text:p>
          <text:p text:style-name="P23"><text:a xlink:type="simple" xlink:href="http://www.eclipse.org/downloads/download.php?file=/technology/epp/downloads/release/kepler/SR1/eclipse-jee-kepler-SR1-linux-gtk.tar.gz">http://www.eclipse.org/downloads/download.php?file=/technology/epp/downloads/release/kepler/SR1/eclipse-jee-kepler-SR1-linux-gtk.tar.gz</text:a><text:span text:style-name="T8"> </text:span></text:p>
        </text:list-item>
      </text:list>
      <text:list xml:id="list132500125143932" text:continue-list="list132500118133839" text:style-name="L1">
        <text:list-item>
          <text:p text:style-name="P10">Descomprimir el fichero descargado y ejecutar el archivo <text:span text:style-name="T6">ejecutable</text:span> de nombre “eclipse”.</text:p>
        </text:list-item>
        <text:list-item>
          <text:p text:style-name="P11">Es muy importante tener instalado el Plug-in “<text:span text:style-name="T1">Egit</text:span>” que nos permitirá realizar las acciones relacionadas con el repositorio alojado en GitHub. Este Plug-in viene instalado por defecto en la versión anterior de Eclipse, pero se puede instalar en cualquier otra versión, para comprobar si está <text:s/>instalado pulsamos en la barra de herramientas sobre <text:span text:style-name="T1">Help&gt;About Eclipse</text:span> y saldrá una pantalla en la que buscaremos el siguiente icono, que indicará que sí está instalado:</text:p>
        </text:list-item>
        <text:list-item>
          <text:p text:style-name="P11"><draw:frame draw:style-name="fr3" draw:name="gráficos3" text:anchor-type="paragraph" svg:y="0.385cm" svg:width="12.524cm" svg:height="7.024cm" draw:z-index="9"><draw:image xlink:href="Pictures/2000000900003D3000002251C4B24DFD.svm" xlink:type="simple" xlink:show="embed" xlink:actuate="onLoad"/></draw:frame><text:soft-page-break/>A continuación importaremos el proyecto del repositorio remoto en GitHub a un repositorio local <text:span text:style-name="T1">git</text:span> y a un nuevo proyecto en eclipse. Para ello debemos pulsar sobre <text:span text:style-name="T1">File&gt;Import</text:span>:</text:p>
        </text:list-item>
        <text:list-item>
          <text:p text:style-name="P12"><draw:frame draw:style-name="fr4" draw:name="gráficos4" text:anchor-type="paragraph" svg:width="9.474cm" svg:height="12.517cm" draw:z-index="2"><draw:image xlink:href="Pictures/2000000900002501000030E416C72FC8.svm" xlink:type="simple" xlink:show="embed" xlink:actuate="onLoad"/></draw:frame>Una vez pulsado aparecerá una nueva pantalla en la que pulsaremos sobre la etiqueta <text:span text:style-name="T1">Git&gt;Projects from Git </text:span>y pulsamo sobre <text:span text:style-name="T1">Next</text:span> tal y como aparece en la siguiente ilustración:</text:p>
        </text:list-item>
        <text:list-item>
          <text:p text:style-name="P14"><draw:frame draw:style-name="fr4" draw:name="gráficos5" text:anchor-type="paragraph" svg:width="11.529cm" svg:height="12.01cm" draw:z-index="3"><draw:image xlink:href="Pictures/2000000900003679000038BF19C62130.svm" xlink:type="simple" xlink:show="embed" xlink:actuate="onLoad"/></draw:frame><text:soft-page-break/><text:span text:style-name="T9">En el siguiente paso seleccionaremos </text:span><text:span text:style-name="T11">Clone URI </text:span><text:span text:style-name="T9">y volveremos a pulsar sobre </text:span><text:span text:style-name="T11">Next:</text:span></text:p>
        </text:list-item>
        <text:list-item>
          <text:p text:style-name="P14"><draw:frame draw:style-name="fr4" draw:name="gráficos6" text:anchor-type="paragraph" svg:width="11.442cm" svg:height="11.942cm" draw:z-index="4"><draw:image xlink:href="Pictures/2000000900003644000038A47517BC33.svm" xlink:type="simple" xlink:show="embed" xlink:actuate="onLoad"/></draw:frame><text:soft-page-break/><text:span text:style-name="T9">A continuación en la nueva pantalla, rellenaremos los campos con los datos que usamos para crear el repositorio en GitHub, explicado en los primeros pasos <text:s/>de este manual, además de una dirección que copiaremos de de la página de GitHub, que es la dirección en la que se aloja nuestro repositorio. Para copiar esta dirección vamos a su página web y en la parte derecha donde pone <text:s/>“</text:span><text:span text:style-name="T11">HTTPS clone URL</text:span><text:span text:style-name="T9">”</text:span><text:span text:style-name="T14"> </text:span><text:span text:style-name="T7">copiamos el contenido:</text:span></text:p>
        </text:list-item>
        <text:list-item>
          <text:p text:style-name="P15"><draw:frame draw:style-name="fr4" draw:name="gráficos7" text:anchor-type="paragraph" svg:width="6.913cm" svg:height="7.581cm" draw:z-index="5"><draw:image xlink:href="Pictures/200000090000221C000025EF4C42A531.svm" xlink:type="simple" xlink:show="embed" xlink:actuate="onLoad"/></draw:frame><text:span text:style-name="T7">Con esa dirección copiada en el paso anterior rellenamos el campo </text:span><text:span text:style-name="T10">URI</text:span><text:span text:style-name="T8"> de la</text:span><text:span text:style-name="T7"> ventana que se nos abrió en eclipse, la mayoría de los datos se rellenarán automáticamente, teniendo que rellenar solo la parte de usuario y contraseña y pulsar sobre </text:span><text:span text:style-name="T10">Next</text:span><text:span text:style-name="T7">, tal y como se muestra en la siguiente imagen:</text:span></text:p>
        </text:list-item>
        <text:list-item>
          <text:p text:style-name="P15"><draw:frame draw:style-name="fr5" draw:name="gráficos8" text:anchor-type="paragraph" svg:x="3.182cm" svg:y="0.314cm" svg:width="11.176cm" svg:height="11.774cm" draw:z-index="14"><draw:image xlink:href="Pictures/20000009000036290000390E525234D1.svm" xlink:type="simple" xlink:show="embed" xlink:actuate="onLoad"/></draw:frame><text:soft-page-break/><text:span text:style-name="T7">Se nos abrirá una nueva pantalla en la que seleccionaremos la rama que seguiremos en nuestro desarrollo, como no se ha creado ninguna rama adicional, seguiremos la misma que es la rama “</text:span><text:span text:style-name="T10">master”. </text:span><text:span text:style-name="T8">No hacemos cambios en esa pantalla y simplemente pulsamos en siguiente.</text:span></text:p>
        </text:list-item>
        <text:list-item>
          <text:p text:style-name="P15"><text:span text:style-name="T8">En la pantalla siguiente aparecerá la dirección en la que queremos guardar nuestro repositorio local, por defecto nos lo almacenará en una nueva carpeta llamada </text:span><text:span text:style-name="T10">git</text:span><text:span text:style-name="T8">, en mi caso lo he dejado así pero se puede especificar otra ruta. A continuación se pulsa en </text:span><text:span text:style-name="T10">Next</text:span><text:span text:style-name="T8">.</text:span></text:p>
          <text:p text:style-name="P12"><draw:frame draw:style-name="fr3" draw:name="gráficos9" text:anchor-type="paragraph" svg:y="-0.081cm" svg:width="13.051cm" svg:height="13.674cm" draw:z-index="10"><draw:image xlink:href="Pictures/200000090000360F000038A45059F145.svm" xlink:type="simple" xlink:show="embed" xlink:actuate="onLoad"/></draw:frame></text:p>
        </text:list-item>
        <text:list-item>
          <text:p text:style-name="P12">Ahora es cuando tendremos que elegir entre las siguientes opciones:</text:p>
        </text:list-item>
      </text:list>
      <text:list xml:id="list6263411756641630087" text:style-name="L4">
        <text:list-item>
          <text:p text:style-name="P21">Importar un proyecto existente en el repositorio remoto.</text:p>
        </text:list-item>
        <text:list-item>
          <text:p text:style-name="P21">Usar el asistente para un nuevo proyecto.</text:p>
        </text:list-item>
        <text:list-item>
          <text:p text:style-name="P21">Importar como un proyecto general.</text:p>
        </text:list-item>
      </text:list>
      <text:list xml:id="list132500499138651" text:continue-list="list132500125143932" text:style-name="L1">
        <text:list-header>
          <text:p text:style-name="P15"><draw:frame draw:style-name="fr3" draw:name="gráficos10" text:anchor-type="paragraph" svg:y="1.496cm" svg:width="11.116cm" svg:height="11.626cm" draw:z-index="13"><draw:image xlink:href="Pictures/2000000900003644000038BF558DA27F.svm" xlink:type="simple" xlink:show="embed" xlink:actuate="onLoad"/></draw:frame><text:span text:style-name="T8">Tendremos que pulsar sobre la primera opción “</text:span><text:span text:style-name="T10">Import existing projects”</text:span><text:span text:style-name="T8"> y pulsar en </text:span><text:span text:style-name="T10">Next.</text:span></text:p>
        </text:list-header>
        <text:list-item>
          <text:p text:style-name="P16"><text:soft-page-break/><text:span text:style-name="T7">La siguiente pantalla nos mostrará los proyectos que queremos importar, en nuestro caso solo hay uno, por lo que lo dejamos seleccionado y pulsamos en </text:span><text:span text:style-name="T10">Finish.</text:span></text:p>
        </text:list-item>
      </text:list>
      <text:p text:style-name="P4"><draw:frame draw:style-name="fr3" draw:name="gráficos11" text:anchor-type="paragraph" svg:y="-0.007cm" svg:width="11.065cm" svg:height="11.486cm" draw:z-index="12"><draw:image xlink:href="Pictures/20000009000036290000383A56EC0A91.svm" xlink:type="simple" xlink:show="embed" xlink:actuate="onLoad"/></draw:frame></text:p>
      <text:h text:style-name="P7" text:outline-level="1"><text:soft-page-break/>Usando Git y Eclipse</text:h>
      <text:list xml:id="list132500611139133" text:continue-numbering="true" text:style-name="L1">
        <text:list-header>
          <text:p text:style-name="P25">Con el paso anterior ya tenemos el repositorio local incluido en nuestro repositorio remoto e importando en Eclipse, ahora ya podemos trabajar con él y actualizar los cambios en GitHub.</text:p>
        </text:list-header>
      </text:list>
      <text:p text:style-name="P2"><draw:frame draw:style-name="fr4" draw:name="gráficos12" text:anchor-type="paragraph" svg:width="9.62cm" svg:height="8.604cm" draw:z-index="6"><draw:image xlink:href="Pictures/2000000900002A2C000025BA4DFF42B5.svm" xlink:type="simple" xlink:show="embed" xlink:actuate="onLoad"/></draw:frame><text:span text:style-name="T7">Todas las opciones relacionadas con el repositorio en GitHub se acceden a través de: botón derecho sobre la carpeta del proyecto&gt;</text:span><text:span text:style-name="T10">Team.</text:span></text:p>
      <text:p text:style-name="P4"><draw:frame draw:style-name="fr3" draw:name="gráficos13" text:anchor-type="paragraph" svg:y="-0.123cm" svg:width="11.508cm" svg:height="12.666cm" draw:z-index="11"><draw:image xlink:href="Pictures/2000000900003E88000044D60091DE56.svm" xlink:type="simple" xlink:show="embed" xlink:actuate="onLoad"/></draw:frame></text:p>
      <text:p text:style-name="P3"><text:soft-page-break/>Generalmente las opciones que se usan son:</text:p>
      <text:list xml:id="list1786728193916242529" text:style-name="L5">
        <text:list-item>
          <text:p text:style-name="P24"><draw:frame draw:style-name="fr4" draw:name="gráficos14" text:anchor-type="paragraph" svg:width="6.643cm" svg:height="0.743cm" draw:z-index="7"><draw:image xlink:href="Pictures/20000009000019F2000002E6817DBBA0.svm" xlink:type="simple" xlink:show="embed" xlink:actuate="onLoad"/></draw:frame><text:span text:style-name="T7">Con esta opción podremos hacer el “</text:span><text:span text:style-name="T10">Commit</text:span><text:span text:style-name="T7">“en el que se actualizarán los cambios solo en nuestro repositorio local o “</text:span><text:span text:style-name="T10">Commit and Push” </text:span><text:span text:style-name="T7">en el que además de actualizar los cambios en nuestro repositorio local, también lo hará en el repositorio remoto, para que el resto de usuarios vean los cambios, generalmente en mi caso siempre uso está última opción de “</text:span><text:span text:style-name="T10">Commit and Push</text:span><text:span text:style-name="T7">”</text:span></text:p>
        </text:list-item>
        <text:list-item>
          <text:p text:style-name="P22"><draw:frame draw:style-name="fr6" draw:name="gráficos15" text:anchor-type="paragraph" svg:width="6.588cm" svg:height="0.82cm" draw:z-index="8"><draw:image xlink:href="Pictures/20000009000019BD00000335EC3D69C9.svm" xlink:type="simple" xlink:show="embed" xlink:actuate="onLoad"/></draw:frame>Con esta última opción actualizamos nuestro repositorio local y proyecto Eclipse tal y como está alojado en el repositorio remoto de GitHub.</text:p>
          <text:p text:style-name="P26"><text:span text:style-name="T7">Existen muchas más opciones y de gran utilidad para trabajar con Git en Eclipse además de una perspectiva llamada “</text:span><text:span text:style-name="T10">Git Repository Exploring”</text:span><text:span text:style-name="T7"> que nos pueden ayudar a trabajar mejor con repositorios git.</text:span></text:p>
        </text:list-item>
      </text:list>
      <text:h text:style-name="Heading_20_1" text:outline-level="1"><text:span text:style-name="T7">Configurando primer “</text:span><text:span text:style-name="T10">COMMIT”</text:span></text:h>
      <text:p text:style-name="P17"><text:span text:style-name="T7">La primera vez que vamos a realizar un </text:span><text:span text:style-name="T13">“</text:span><text:span text:style-name="T12">Commit and Push” </text:span><text:span text:style-name="T7">pulsando sobre </text:span><text:span text:style-name="T10">Team&gt;Commit... </text:span><text:span text:style-name="T7">nos indicarán los elementos que queremos subir al repositorio y un mensaje que identifique los cambios que se han realizado, una vez pasemos de esta pantall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Helvetica" svg:font-family="Helvetica, arial, freesans, clean,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3T13:24:59.919000000</dc:date>
    <meta:editing-duration>PT19M8S</meta:editing-duration>
    <meta:editing-cycles>9</meta:editing-cycles>
    <meta:generator>LibreOffice/4.1.2.3$Windows_x86 LibreOffice_project/40b2d7fde7e8d2d7bc5a449dc65df4d08a7dd38</meta:generator>
    <meta:document-statistic meta:table-count="0" meta:image-count="15" meta:object-count="0" meta:page-count="8" meta:paragraph-count="38" meta:word-count="829" meta:character-count="5213" meta:non-whitespace-character-count="4440"/>
  </office:meta>
</office:document-meta>
</file>